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I. Binswang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5, 1886</text:p>
      <text:p text:style-name="P2">Month<text:tab/><text:tab/><text:tab/><text:tab/><text:tab/><text:tab/>October</text:p>
      <text:p text:style-name="P2">Year<text:tab/><text:tab/><text:tab/><text:tab/><text:tab/><text:tab/>188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The Jewish Foster Home &amp; Orphan Asylum,/</text:p>
      <text:p text:style-name="P6">MILL STREET, GERMANTOWN./</text:p>
      <text:p text:style-name="P7">Philadelphia Oct 5<text:span text:style-name="T2">th</text:span><text:span text:style-name="T3">. 1886/</text:span></text:p>
      <text:p text:style-name="P5"><text:span text:style-name="T3">Rev. S. Morais/</text:span></text:p>
      <text:p text:style-name="P5"><text:span text:style-name="T3"><text:tab/>Dear Sir/</text:span></text:p>
      <text:p text:style-name="P5"><text:span text:style-name="T3">Yours of the 23</text:span><text:span text:style-name="T2">d</text:span><text:span text:style-name="T3"> ult with letter from/ Sarah Harris was forwarded to me/ to Richmond. <text:s/>Since then a letter was/ rec</text:span><text:span text:style-name="T2">d</text:span><text:span text:style-name="T3"> from the latter informing us that/ Bessie may be sent to them, which/ was done this morning--we paying/ her passage &amp; necessary expenses./ <text:s/>We also rec</text:span><text:span text:style-name="T2">d</text:span><text:span text:style-name="T3"> several letters from/ Mr Harris who lives now in/ Milledgeville Geo &amp; claims to be/ able to refer to the Mayor of that/ City for his standing. <text:s/>He desired Bessie/ to be sent to him &amp; offered to send/ money towards the travelling[sic!] expenses./</text:span></text:p>
      <text:p text:style-name="P5"><text:span text:style-name="T3"/></text:p>
      <text:p text:style-name="P5"><text:span text:style-name="T3">[Page 2]</text:span></text:p>
      <text:p text:style-name="P5"><text:soft-page-break/><text:span text:style-name="T3">A father was so cruelly deserted/ all his children, does in my/ opinion not deserve any consideration./ <text:s/>If his future conduct &amp; course/ of life is as it should be,/ he will have the chance/ of claiming his daughter from/ the relatives in Troy./ <text:s/>With the Compliments of the/ season I remain/ Yrs truly/ I. Binswang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2:23:56.43</meta:creation-date>
    <meta:document-statistic meta:table-count="0" meta:image-count="0" meta:object-count="0" meta:page-count="3" meta:paragraph-count="69" meta:word-count="336" meta:character-count="2230"/>
    <dc:date>2012-01-12T12:33:47.86</dc:date>
    <dc:creator>Penn Libraries</dc:creator>
    <meta:editing-duration>PT00H09M51S</meta:editing-duration>
    <meta:editing-cycles>1</meta:editing-cycles>
    <meta:generator>OpenOffice.org/3.2$Win32 OpenOffice.org_project/320m12$Build-9483</meta:generator>
  </office:meta>
</office:document-meta>
</file>